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5pt" style:font-size-asian="15pt" style:font-size-complex="15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12209" officeooo:paragraph-rsid="00012209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212cf" officeooo:paragraph-rsid="000212cf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012209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0212cf" style:font-size-asian="14pt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0212cf" officeooo:paragraph-rsid="000212cf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officeooo:paragraph-rsid="00006a04"/>
    </style:style>
    <style:style style:name="P9" style:family="paragraph" style:parent-style-name="Standard">
      <style:paragraph-properties fo:margin-top="0.0791in" fo:margin-bottom="0.0791in" loext:contextual-spacing="false" fo:line-height="150%"/>
      <style:text-properties style:font-name="Times New Roman" fo:font-size="15pt" officeooo:paragraph-rsid="0002240e" style:font-size-asian="15pt" style:font-size-complex="15pt"/>
    </style:style>
    <style:style style:name="P10" style:family="paragraph" style:parent-style-name="Standard">
      <style:paragraph-properties fo:margin-top="0.1583in" fo:margin-bottom="0.1583in" loext:contextual-spacing="false"/>
      <style:text-properties style:font-name="Times New Roman" fo:font-size="15pt" style:font-size-asian="15pt" style:font-size-complex="15pt"/>
    </style:style>
    <style:style style:name="P11" style:family="paragraph" style:parent-style-name="Standard">
      <style:paragraph-properties fo:margin-top="0.1583in" fo:margin-bottom="0.1583in" loext:contextual-spacing="false" fo:line-height="150%"/>
    </style:style>
    <style:style style:name="P12" style:family="paragraph" style:parent-style-name="Standard" style:master-page-name="Standard">
      <style:paragraph-properties fo:margin-top="0.1583in" fo:margin-bottom="0.1583in" loext:contextual-spacing="false" fo:line-height="150%" fo:text-align="justify" style:justify-single-word="false" style:page-number="1"/>
      <style:text-properties style:font-name="Times New Roman" fo:font-size="15pt" style:font-size-asian="15pt" style:font-size-complex="15pt"/>
    </style:style>
    <style:style style:name="P13" style:family="paragraph" style:parent-style-name="Standard">
      <style:paragraph-properties fo:margin-top="0in" fo:margin-bottom="0in" loext:contextual-spacing="false" fo:line-height="150%"/>
      <style:text-properties officeooo:paragraph-rsid="0003081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12121" fo:background-color="#ffffff"/>
    </style:style>
    <style:style style:name="T3" style:family="text">
      <style:text-properties fo:color="#212121" fo:font-weight="bold" style:font-weight-asian="bold" fo:background-color="#ffffff"/>
    </style:style>
    <style:style style:name="T4" style:family="text">
      <style:text-properties fo:color="#212121" style:font-name="Times New Roman" fo:font-size="15pt" style:font-size-asian="15pt" style:font-size-complex="15pt" fo:background-color="#ffffff"/>
    </style:style>
    <style:style style:name="T5" style:family="text">
      <style:text-properties fo:color="#212121" style:font-name="Times New Roman" fo:font-size="15pt" officeooo:rsid="00030812" style:font-size-asian="15pt" style:font-size-complex="15pt" fo:background-color="#ffffff"/>
    </style:style>
    <style:style style:name="T6" style:family="text">
      <style:text-properties fo:color="#212121" style:font-name="Times New Roman" fo:font-size="15pt" fo:font-weight="bold" style:font-size-asian="15pt" style:font-weight-asian="bold" style:font-size-complex="15pt" fo:background-color="#ffffff"/>
    </style:style>
    <style:style style:name="T7" style:family="text">
      <style:text-properties fo:color="#212121" style:font-name="Times New Roman" fo:background-color="#ffffff"/>
    </style:style>
    <style:style style:name="T8" style:family="text">
      <style:text-properties fo:color="#212121" style:font-name="Times New Roman" fo:font-size="14pt" style:font-size-asian="14pt" style:font-size-complex="14pt" fo:background-color="#ffffff"/>
    </style:style>
    <style:style style:name="T9" style:family="text">
      <style:text-properties fo:color="#212121" officeooo:rsid="000212cf" fo:background-color="#ffffff"/>
    </style:style>
    <style:style style:name="T10" style:family="text">
      <style:text-properties officeooo:rsid="00006a04"/>
    </style:style>
    <style:style style:name="T11" style:family="text">
      <style:text-properties fo:font-variant="normal" fo:text-transform="none" fo:color="#222222" style:font-name="arial" fo:font-size="12pt" fo:letter-spacing="normal" fo:font-style="normal" fo:font-weight="normal" fo:background-color="#ffffff"/>
    </style:style>
    <style:style style:name="T12" style:family="text">
      <style:text-properties fo:font-variant="normal" fo:text-transform="none" fo:color="#222222" fo:letter-spacing="normal" fo:background-color="#ffffff"/>
    </style:style>
    <style:style style:name="T13" style:family="text">
      <style:text-properties fo:font-variant="normal" fo:text-transform="none" fo:color="#222222" style:font-name="Times New Roman" fo:font-size="12pt" fo:letter-spacing="normal" fo:font-style="normal" fo:font-weight="normal" fo:background-color="#ffffff"/>
    </style:style>
    <style:style style:name="T14" style:family="text">
      <style:text-properties fo:font-variant="normal" fo:text-transform="none" fo:color="#222222" style:font-name="Times New Roman" fo:letter-spacing="normal" fo:background-color="#ffffff"/>
    </style:style>
    <style:style style:name="T15" style:family="text">
      <style:text-properties fo:font-variant="normal" fo:text-transform="none" fo:color="#222222" style:font-name="Times New Roman" fo:font-size="14pt" fo:letter-spacing="normal" fo:font-style="normal" fo:font-weight="normal" style:font-size-asian="14pt" style:font-size-complex="14pt" fo:background-color="#ffffff"/>
    </style:style>
    <style:style style:name="T16" style:family="text">
      <style:text-properties fo:font-variant="normal" fo:text-transform="none" fo:color="#222222" style:font-name="Times New Roman" fo:font-size="14pt" fo:letter-spacing="normal" style:font-size-asian="14pt" style:font-size-complex="14pt" fo:background-color="#ffffff"/>
    </style:style>
    <style:style style:name="T17" style:family="text">
      <style:text-properties fo:font-variant="normal" fo:text-transform="none" fo:color="#222222" style:font-name="Times New Roman" fo:font-size="15pt" fo:letter-spacing="normal" fo:font-style="normal" fo:font-weight="normal" style:font-size-asian="15pt" style:font-size-complex="15pt" fo:background-color="#ffffff"/>
    </style:style>
    <style:style style:name="T18" style:family="text">
      <style:text-properties style:font-name="Times New Roman" fo:font-size="15pt" fo:font-weight="bold" style:font-size-asian="15pt" style:font-weight-asian="bold" style:font-size-complex="15pt"/>
    </style:style>
    <style:style style:name="T19" style:family="text">
      <style:text-properties style:font-name="Times New Roman" fo:font-size="15pt" style:font-size-asian="15pt" style:font-size-complex="15pt"/>
    </style:style>
    <style:style style:name="T20" style:family="text">
      <style:text-properties style:font-name="Times New Roman" fo:font-size="11.5pt" style:font-size-asian="11.5pt" style:font-size-complex="15pt"/>
    </style:style>
    <style:style style:name="T21" style:family="text">
      <style:text-properties style:font-name="Times New Roman" fo:font-size="11.5pt" officeooo:rsid="00012209" style:font-size-asian="11.5pt" style:font-size-complex="15pt"/>
    </style:style>
    <style:style style:name="T22" style:family="text">
      <style:text-properties style:font-name="Times New Roman" fo:font-size="14pt" style:font-size-asian="14pt" style:font-size-complex="14pt"/>
    </style:style>
    <style:style style:name="T23" style:family="text">
      <style:text-properties fo:font-size="11.5pt" style:font-size-asian="11.5pt"/>
    </style:style>
    <style:style style:name="T24" style:family="text">
      <style:text-properties fo:font-size="11.5pt" officeooo:rsid="00012209" style:font-size-asian="11.5pt"/>
    </style:style>
    <style:style style:name="T25" style:family="text">
      <style:text-properties fo:font-size="11.5pt" style:font-size-asian="11.5pt" style:font-size-complex="15pt"/>
    </style:style>
    <style:style style:name="T26" style:family="text">
      <style:text-properties fo:font-size="11.5pt" officeooo:rsid="00012209" style:font-size-asian="11.5pt" style:font-size-complex="15pt"/>
    </style:style>
    <style:style style:name="T27" style:family="text">
      <style:text-properties officeooo:rsid="00012209"/>
    </style:style>
    <style:style style:name="T28" style:family="text">
      <style:text-properties style:text-line-through-style="none" style:text-line-through-type="none" fo:font-size="11.5pt" style:text-underline-style="none" style:font-size-asian="11.5pt"/>
    </style:style>
    <style:style style:name="T29" style:family="text">
      <style:text-properties style:text-line-through-style="none" style:text-line-through-type="none" fo:font-size="11.5pt" style:text-underline-style="none" officeooo:rsid="00012209" style:font-size-asian="11.5pt"/>
    </style:style>
    <style:style style:name="T30" style:family="text">
      <style:text-properties style:text-line-through-style="none" style:text-line-through-type="none" fo:font-size="11.5pt" style:text-underline-style="none" officeooo:rsid="000212cf" style:font-size-asian="11.5pt"/>
    </style:style>
    <style:style style:name="T31" style:family="text">
      <style:text-properties style:text-line-through-style="none" style:text-line-through-type="none" style:text-underline-style="none"/>
    </style:style>
    <style:style style:name="T32" style:family="text">
      <style:text-properties style:text-line-through-style="none" style:text-line-through-type="none" style:text-underline-style="none" officeooo:rsid="00012209"/>
    </style:style>
    <style:style style:name="T33" style:family="text">
      <style:text-properties style:text-line-through-style="none" style:text-line-through-type="none" style:text-underline-style="none" officeooo:rsid="000212cf"/>
    </style:style>
    <style:style style:name="T34" style:family="text">
      <style:text-properties style:text-line-through-style="none" style:text-line-through-type="none" fo:font-size="9.5pt" style:text-underline-style="none" style:font-size-asian="9.5pt"/>
    </style:style>
    <style:style style:name="T35" style:family="text">
      <style:text-properties style:text-line-through-style="none" style:text-line-through-type="none" style:font-name="Cambria" fo:font-size="11.5pt" style:text-underline-style="none" style:font-size-asian="11.5pt"/>
    </style:style>
    <style:style style:name="T36" style:family="text">
      <style:text-properties style:text-line-through-style="none" style:text-line-through-type="none" style:font-name="Cambria" fo:font-size="9.5pt" style:text-underline-style="none" style:font-size-asian="9.5pt"/>
    </style:style>
    <style:style style:name="T37" style:family="text">
      <style:text-properties style:text-line-through-style="none" style:text-line-through-type="none" fo:font-size="11pt" style:text-underline-style="none" style:font-size-asian="11pt"/>
    </style:style>
    <style:style style:name="T38" style:family="text">
      <style:text-properties officeooo:rsid="000212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Objectives</text:span>:<text:span text:style-name="T10">To Setup <text:s/>required Repository for the project ApexRestaurant <text:s/></text:span>.</text:p>
      <text:p text:style-name="P8"><text:span text:style-name="T18">Theory:</text:span><text:span text:style-name="T19"> </text:span><text:span text:style-name="T15">The repository layer isolates Business layer from the Data Access Layer. The Repository contains Data Mapper entity. This entity can be used as a model entity for providing schema of the data for performing CRUD operations, by using the CRUD operations defined in the repository</text:span><text:span text:style-name="T17"> </text:span><text:span text:style-name="T15"> Repository</text:span><text:span text:style-name="T16"> </text:span><text:span text:style-name="T15">pattern C#</text:span><text:span text:style-name="T16"> </text:span><text:span text:style-name="T15">is a way to implement data access by encapsulating the set of objects persisted in a data store and the operations performed over them, providing a more object-oriented view of the persistence layer.</text:span><text:span text:style-name="T8"> </text:span></text:p>
      <text:p text:style-name="P9"><text:span text:style-name="T1">Group Discussion:</text:span></text:p>
      <text:p text:style-name="P13"><text:span text:style-name="T19">ApexRestaurant\ and initialize projects:</text:span></text:p>
      <text:p text:style-name="P13"><text:span text:style-name="T22">Create an interface IGenericRepository.cs: </text:span></text:p>
      <text:p text:style-name="P4">Create a class GenericRepository.cs </text:p>
      <text:p text:style-name="P2">WhenEver we are follows same rules and some line are changed as per our requirement in different classes.</text:p>
      <text:p text:style-name="P4">Create a class RepositoryModule.cs </text:p>
      <text:p text:style-name="P2">After Create class RepositoryModule we have add different table as per our requirement in our projects.</text:p>
      <text:p text:style-name="P4">Create a class RestaurantContext.cs: </text:p>
      <text:p text:style-name="P5">Create a folder “Domain” and add a class “Customer.cs”,“<text:span text:style-name="T27">Staff</text:span>.cs”,”<text:span text:style-name="T27">StaffRoles</text:span>”,”<text:span text:style-name="T27">Menu.cs</text:span>”,”<text:span text:style-name="T27">MenuItem.cs</text:span>”,”<text:span text:style-name="T27">Meal.cs</text:span>”<text:span text:style-name="T27">and” MealDish.cs” etc</text:span></text:p>
      <text:p text:style-name="P5"><text:span text:style-name="T27">Create </text:span>a folder “Rcustomer” <text:span text:style-name="T27">and other folder which are necessary for our project,</text:span> where R stands for Repository. </text:p>
      <text:p text:style-name="P5"><text:span text:style-name="T31">Create an interface “ICustomerRepository.cs” inside “RCustomer” folder <text:s/></text:span><text:span text:style-name="T32">and create other Interface as follow IcustomerRepo .</text:span></text:p>
      <text:p text:style-name="P5"><text:span text:style-name="T32">Create a class </text:span>“CustomerRepository.cs” insider “RCustomer” folder <text:span text:style-name="T33">and create other class as per our requirement for a full project.</text:span></text:p>
      <text:p text:style-name="P7"><text:soft-page-break/><text:span text:style-name="T31">At Finally,</text:span></text:p>
      <text:p text:style-name="P3"><text:span text:style-name="T31">To add related packages: </text:span></text:p>
      <text:p text:style-name="P3"><text:span text:style-name="T31">cd ApexRestaurant.Repository</text:span></text:p>
      <text:p text:style-name="P3"><text:span text:style-name="T31">dotnet add package Microsoft.EntityFrameworkCore</text:span></text:p>
      <text:p text:style-name="P3"><text:span text:style-name="T31">dotnet add package Microsoft.EntityFrameworkCore.SqlServer</text:span></text:p>
      <text:p text:style-name="P3"><text:span text:style-name="T31">dotnet add package Newtonsoft.Json</text:span></text:p>
      <text:p text:style-name="P6"><text:span text:style-name="T38">And finally we have success fully build the project.</text:span></text:p>
      <text:p text:style-name="P11"><text:span text:style-name="T6">Conclusion:</text:span><text:span text:style-name="T4"> </text:span><text:span text:style-name="T5">From this lab we have conclude that,</text:span><text:span text:style-name="T15">Repository Pattern</text:span><text:span text:style-name="T16"> </text:span><text:span text:style-name="T15">separates the data access logic and maps it to the entities in the business logic. It works</text:span><text:span text:style-name="T16"> </text:span><text:span text:style-name="T15">with the domain entities and performs data access logic. In the Repository pattern, the domain entities, the data access logic and the business logic talk to each other using interfaces</text:span><text:span text:style-name="T8"> </text:span></text:p>
      <text:p text:style-name="P10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ListLabel_20_1" style:display-name="ListLabel 1" style:family="text">
      <style:text-properties fo:color="#212121" fo:font-size="12pt" style:text-underline-style="none" style:font-name-asian="Arial" style:font-family-asian="Arial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3T09:20:00</meta:creation-date>
    <meta:generator>LibreOffice/6.4.1.2$Windows_X86_64 LibreOffice_project/4d224e95b98b138af42a64d84056446d09082932</meta:generator>
    <dc:date>2020-04-27T12:42:52.497000000</dc:date>
    <meta:editing-duration>PT22M45S</meta:editing-duration>
    <meta:editing-cycles>4</meta:editing-cycles>
    <dc:title>.NET Manual APEX</dc:title>
    <meta:initial-creator>bishwo.adhikari@live.com</meta:initial-creator>
    <dc:subject>.NET Manual APEX</dc:subject>
    <meta:keyword>.NET Manual APEX</meta:keyword>
    <meta:document-statistic meta:table-count="0" meta:image-count="0" meta:object-count="0" meta:page-count="2" meta:paragraph-count="22" meta:word-count="295" meta:character-count="2102" meta:non-whitespace-character-count="1817"/>
  </office:meta>
</office:document-meta>
</file>